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663cm" fo:min-width="3.991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124cm" fo:min-width="3.69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623cm" fo:min-width="0.10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justify" draw:textarea-vertical-align="middle" draw:auto-grow-height="false" fo:min-height="0.315cm" fo:min-width="1.06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none" draw:fill-color="#ffffff" draw:textarea-horizontal-align="justify" draw:textarea-vertical-align="top" draw:auto-grow-height="false" fo:min-height="11.284cm" fo:min-width="10.57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41cm" svg:height="2.963cm" svg:x="7.35cm" svg:y="8.62cm">
          <text:p text:style-name="P1">my_circuit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41cm" svg:height="2.963cm" svg:x="12.968cm" svg:y="8.62cm">
          <text:p text:style-name="P1">my_circuit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82cm" svg:height="2.54cm" svg:x="8.658cm" svg:y="13.7cm">
          <text:p text:style-name="P1">add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3" draw:text-style-name="P3" draw:layer="layout" svg:x1="14.719cm" svg:y1="12.084cm" svg:x2="14.719cm" svg:y2="13.277cm">
            <text:p/>
          </draw:line>
          <draw:custom-shape draw:style-name="gr4" draw:text-style-name="P4" draw:layer="layout" svg:width="0.654cm" svg:height="0.923cm" svg:x="14.392cm" svg:y="11.16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54cm" svg:height="0.923cm" svg:x="14.392cm" svg:y="13.277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0.654cm" svg:height="0.923cm" svg:x="9.89cm" svg:y="11.121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54cm" svg:height="0.923cm" svg:x="9.89cm" svg:y="13.238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217cm" svg:y1="12.02cm" svg:x2="10.217cm" svg:y2="13.213cm">
            <text:p/>
          </draw:line>
        </draw:g>
        <draw:custom-shape draw:style-name="gr5" draw:text-style-name="P5" draw:layer="layout" svg:width="1.617cm" svg:height="0.615cm" svg:x="15.315cm" svg:y="10.929cm">
          <text:p text:style-name="P1"><text:span text:style-name="T1">data_ou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17cm" svg:height="0.615cm" svg:x="8.004cm" svg:y="10.929cm">
          <text:p text:style-name="P1"><text:span text:style-name="T1">data_o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122cm" svg:height="11.584cm" svg:x="6.888cm" svg:y="6.772cm">
          <text:p text:style-name="P1">another_circuit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0.654cm" svg:height="0.923cm" svg:x="12.122cm" svg:y="15.778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654cm" svg:height="0.923cm" svg:x="12.122cm" svg:y="17.895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2.449cm" svg:y1="16.677cm" svg:x2="12.449cm" svg:y2="17.87cm">
            <text:p/>
          </draw:line>
        </draw:g>
        <draw:custom-shape draw:style-name="gr5" draw:text-style-name="P5" draw:layer="layout" svg:width="1.617cm" svg:height="0.615cm" svg:x="10.235cm" svg:y="17.703cm">
          <text:p text:style-name="P1"><text:span text:style-name="T1">data_o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3T11:09:47.116303512</meta:creation-date>
    <dc:date>2023-04-03T14:26:57.450663466</dc:date>
    <meta:editing-duration>PT1H21S</meta:editing-duration>
    <meta:editing-cycles>13</meta:editing-cycles>
    <meta:generator>LibreOffice/6.0.4.2$MacOSX_X86_64 LibreOffice_project/9b0d9b32d5dcda91d2f1a96dc04c645c450872bf</meta:generator>
    <meta:document-statistic meta:object-count="19"/>
  </office:meta>
</office:document-meta>
</file>